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 style:writing-mode-automatic="false"/>
      <style:text-properties fo:font-size="26pt" fo:font-weight="bold" officeooo:rsid="001f7af9" officeooo:paragraph-rsid="001f7af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" style:family="paragraph" style:parent-style-name="Heading_20_2">
      <style:text-properties fo:font-size="14pt" officeooo:rsid="001f7af9" style:font-size-asian="14pt" style:font-size-complex="14pt"/>
    </style:style>
    <style:style style:name="P5" style:family="paragraph" style:parent-style-name="Text_20_body">
      <style:text-properties fo:font-size="14pt" fo:font-weight="bold" officeooo:rsid="001f7af9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4pt" fo:font-weight="bold" officeooo:rsid="001f7af9" style:font-size-asian="14pt" style:font-weight-asian="bold" style:font-size-complex="14pt" style:font-weight-complex="bold"/>
    </style:style>
    <style:style style:name="P7" style:family="paragraph" style:parent-style-name="Heading_20_3">
      <style:text-properties officeooo:rsid="001f7af9"/>
    </style:style>
    <style:style style:name="P8" style:family="paragraph" style:parent-style-name="Text_20_body" style:list-style-name="L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fo:font-weight="bold" officeooo:rsid="001f7af9" style:font-size-asian="14pt" style:font-weight-asian="bold" style:font-size-complex="14pt" style:font-weight-complex="bold"/>
    </style:style>
    <style:style style:name="P10" style:family="paragraph" style:parent-style-name="Text_20_body" style:list-style-name="L3">
      <style:text-properties fo:font-size="14pt" fo:font-weight="bold" officeooo:rsid="001f7af9" style:font-size-asian="14pt" style:font-weight-asian="bold" style:font-size-complex="14pt" style:font-weight-complex="bold"/>
    </style:style>
    <style:style style:name="P11" style:family="paragraph" style:parent-style-name="Text_20_body" style:list-style-name="L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2" style:family="paragraph" style:parent-style-name="Text_20_body" style:list-style-name="L4">
      <style:text-properties fo:font-size="14pt" fo:font-weight="bold" officeooo:rsid="001f7af9" style:font-size-asian="14pt" style:font-weight-asian="bold" style:font-size-complex="14pt" style:font-weight-complex="bold"/>
    </style:style>
    <style:style style:name="P13" style:family="paragraph" style:parent-style-name="Text_20_body" style:list-style-name="L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4" style:family="paragraph" style:parent-style-name="Heading_20_4">
      <style:text-properties fo:font-size="14pt" officeooo:rsid="001f7af9" style:font-size-asian="14pt" style:font-size-complex="14pt"/>
    </style:style>
    <style:style style:name="P15" style:family="paragraph" style:parent-style-name="Text_20_body" style:list-style-name="L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6" style:family="paragraph" style:parent-style-name="Text_20_body" style:list-style-name="L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7" style:family="paragraph" style:parent-style-name="Horizontal_20_Line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8" style:family="paragraph" style:parent-style-name="Text_20_body" style:list-style-name="L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9" style:family="paragraph" style:parent-style-name="Text_20_body" style:list-style-name="L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0" style:family="paragraph" style:parent-style-name="Text_20_body" style:list-style-name="L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1" style:family="paragraph" style:parent-style-name="Text_20_body" style:list-style-name="L1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2" style:family="paragraph" style:parent-style-name="Text_20_body" style:list-style-name="L1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3" style:family="paragraph" style:parent-style-name="Text_20_body" style:list-style-name="L12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4" style:family="paragraph" style:parent-style-name="Text_20_body" style:list-style-name="L12">
      <style:text-properties fo:font-size="14pt" fo:font-weight="bold" officeooo:rsid="001f7af9" style:font-size-asian="14pt" style:font-weight-asian="bold" style:font-size-complex="14pt" style:font-weight-complex="bold"/>
    </style:style>
    <style:style style:name="P25" style:family="paragraph" style:parent-style-name="Text_20_body" style:list-style-name="L1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6" style:family="paragraph" style:parent-style-name="Text_20_body" style:list-style-name="L1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7" style:family="paragraph" style:parent-style-name="Text_20_body" style:list-style-name="L1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8" style:family="paragraph" style:parent-style-name="Text_20_body" style:list-style-name="L1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9" style:family="paragraph" style:parent-style-name="Text_20_body" style:list-style-name="L17">
      <style:text-properties fo:font-size="14pt" fo:font-weight="bold" officeooo:rsid="001f7af9" style:font-size-asian="14pt" style:font-weight-asian="bold" style:font-size-complex="14pt" style:font-weight-complex="bold"/>
    </style:style>
    <style:style style:name="P30" style:family="paragraph" style:parent-style-name="Text_20_body" style:list-style-name="L1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1" style:family="paragraph" style:parent-style-name="Text_20_body" style:list-style-name="L18">
      <style:text-properties fo:font-size="14pt" fo:font-weight="bold" officeooo:rsid="001f7af9" style:font-size-asian="14pt" style:font-weight-asian="bold" style:font-size-complex="14pt" style:font-weight-complex="bold"/>
    </style:style>
    <style:style style:name="P32" style:family="paragraph" style:parent-style-name="Text_20_body" style:list-style-name="L1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3" style:family="paragraph" style:parent-style-name="Text_20_body" style:list-style-name="L19">
      <style:text-properties fo:font-size="14pt" fo:font-weight="bold" officeooo:rsid="001f7af9" style:font-size-asian="14pt" style:font-weight-asian="bold" style:font-size-complex="14pt" style:font-weight-complex="bold"/>
    </style:style>
    <style:style style:name="P34" style:family="paragraph" style:parent-style-name="Text_20_body" style:list-style-name="L1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5" style:family="paragraph" style:parent-style-name="Text_20_body" style:list-style-name="L2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6" style:family="paragraph" style:parent-style-name="Text_20_body" style:list-style-name="L21">
      <style:text-properties fo:font-size="14pt" fo:font-weight="bold" officeooo:rsid="001f7af9" style:font-size-asian="14pt" style:font-weight-asian="bold" style:font-size-complex="14pt" style:font-weight-complex="bold"/>
    </style:style>
    <style:style style:name="P37" style:family="paragraph" style:parent-style-name="Text_20_body" style:list-style-name="L22">
      <style:text-properties fo:font-size="14pt" fo:font-weight="bold" officeooo:rsid="001f7af9" style:font-size-asian="14pt" style:font-weight-asian="bold" style:font-size-complex="14pt" style:font-weight-complex="bold"/>
    </style:style>
    <style:style style:name="P38" style:family="paragraph" style:parent-style-name="Text_20_body" style:list-style-name="L23">
      <style:text-properties fo:font-size="14pt" fo:font-weight="bold" officeooo:rsid="001f7af9" style:font-size-asian="14pt" style:font-weight-asian="bold" style:font-size-complex="14pt" style:font-weight-complex="bold"/>
    </style:style>
    <style:style style:name="P39" style:family="paragraph" style:parent-style-name="Text_20_body" style:list-style-name="L24">
      <style:text-properties fo:font-size="14pt" fo:font-weight="bold" officeooo:rsid="001f7af9" style:font-size-asian="14pt" style:font-weight-asian="bold" style:font-size-complex="14pt" style:font-weight-complex="bold"/>
    </style:style>
    <style:style style:name="P40" style:family="paragraph" style:parent-style-name="Text_20_body" style:list-style-name="L2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1" style:family="paragraph" style:parent-style-name="Text_20_body" style:list-style-name="L2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2" style:family="paragraph" style:parent-style-name="Text_20_body" style:list-style-name="L2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3" style:family="paragraph" style:parent-style-name="Text_20_body" style:list-style-name="L2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4" style:family="paragraph" style:parent-style-name="Text_20_body" style:list-style-name="L2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writing-mode="rl-tb" style:writing-mode-automatic="false"/>
      <style:text-properties fo:font-size="24pt" fo:font-weight="bold" officeooo:rsid="002051e3" officeooo:paragraph-rsid="002051e3" style:font-size-asian="24pt" style:font-weight-asian="bold" style:font-size-complex="24pt" style:font-weight-complex="bold"/>
    </style:style>
    <style:style style:name="P47" style:family="paragraph" style:parent-style-name="Heading_20_2">
      <style:paragraph-properties fo:text-align="left" style:justify-single-word="false" style:writing-mode="rl-tb" style:writing-mode-automatic="false"/>
      <style:text-properties fo:font-size="12pt" fo:font-weight="bold" officeooo:rsid="002051e3" officeooo:paragraph-rsid="002051e3" style:font-size-asian="12pt" style:font-weight-asian="bold" style:font-size-complex="12pt" style:font-weight-complex="bold"/>
    </style:style>
    <style:style style:name="P48" style:family="paragraph" style:parent-style-name="Text_20_body">
      <style:text-properties officeooo:rsid="002051e3" style:font-size-asian="12pt"/>
    </style:style>
    <style:style style:name="P49" style:family="paragraph" style:parent-style-name="Heading_20_3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50" style:family="paragraph" style:parent-style-name="Text_20_body" style:list-style-name="L30">
      <style:paragraph-properties fo:margin-top="0cm" fo:margin-bottom="0cm" style:contextual-spacing="false"/>
      <style:text-properties officeooo:rsid="002051e3" style:font-size-asian="12pt"/>
    </style:style>
    <style:style style:name="P51" style:family="paragraph" style:parent-style-name="Text_20_body" style:list-style-name="L30">
      <style:text-properties officeooo:rsid="002051e3" style:font-size-asian="12pt"/>
    </style:style>
    <style:style style:name="P52" style:family="paragraph" style:parent-style-name="Horizontal_20_Line">
      <style:text-properties fo:font-size="12pt" officeooo:rsid="002051e3" style:font-size-asian="12pt" style:font-size-complex="12pt"/>
    </style:style>
    <style:style style:name="P53" style:family="paragraph" style:parent-style-name="Heading_20_2">
      <style:text-properties fo:font-size="12pt" fo:font-weight="bold" officeooo:rsid="002051e3" style:font-size-asian="12pt" style:font-weight-asian="bold" style:font-size-complex="12pt" style:font-weight-complex="bold"/>
    </style:style>
    <style:style style:name="P54" style:family="paragraph" style:parent-style-name="Text_20_body" style:list-style-name="L31">
      <style:paragraph-properties fo:margin-top="0cm" fo:margin-bottom="0cm" style:contextual-spacing="false"/>
      <style:text-properties officeooo:rsid="002051e3" style:font-size-asian="12pt"/>
    </style:style>
    <style:style style:name="P55" style:family="paragraph" style:parent-style-name="Text_20_body" style:list-style-name="L31">
      <style:text-properties officeooo:rsid="002051e3" style:font-size-asian="12pt"/>
    </style:style>
    <style:style style:name="P56" style:family="paragraph" style:parent-style-name="Text_20_body" style:list-style-name="L32">
      <style:text-properties officeooo:rsid="002051e3" style:font-size-asian="12pt"/>
    </style:style>
    <style:style style:name="P57" style:family="paragraph" style:parent-style-name="Text_20_body" style:list-style-name="L33">
      <style:text-properties officeooo:rsid="002051e3" style:font-size-asian="12pt"/>
    </style:style>
    <style:style style:name="P58" style:family="paragraph" style:parent-style-name="Text_20_body" style:list-style-name="L34">
      <style:paragraph-properties fo:margin-top="0cm" fo:margin-bottom="0cm" style:contextual-spacing="false"/>
      <style:text-properties officeooo:rsid="002051e3" style:font-size-asian="12pt"/>
    </style:style>
    <style:style style:name="P59" style:family="paragraph" style:parent-style-name="Text_20_body" style:list-style-name="L34">
      <style:text-properties officeooo:rsid="002051e3" style:font-size-asian="12pt"/>
    </style:style>
    <style:style style:name="P60" style:family="paragraph" style:parent-style-name="Text_20_body" style:list-style-name="L35">
      <style:text-properties officeooo:rsid="002051e3" style:font-size-asian="12pt"/>
    </style:style>
    <style:style style:name="P61" style:family="paragraph" style:parent-style-name="Text_20_body" style:list-style-name="L36">
      <style:text-properties officeooo:rsid="002051e3" style:font-size-asian="12pt"/>
    </style:style>
    <style:style style:name="P62" style:family="paragraph" style:parent-style-name="Text_20_body" style:list-style-name="L37">
      <style:paragraph-properties fo:margin-top="0cm" fo:margin-bottom="0cm" style:contextual-spacing="false"/>
      <style:text-properties officeooo:rsid="002051e3" style:font-size-asian="12pt"/>
    </style:style>
    <style:style style:name="P63" style:family="paragraph" style:parent-style-name="Text_20_body" style:list-style-name="L37">
      <style:text-properties officeooo:rsid="002051e3" style:font-size-asian="12pt"/>
    </style:style>
    <style:style style:name="P64" style:family="paragraph" style:parent-style-name="Text_20_body" style:list-style-name="L38">
      <style:paragraph-properties fo:margin-top="0cm" fo:margin-bottom="0cm" style:contextual-spacing="false"/>
      <style:text-properties officeooo:rsid="002051e3" style:font-size-asian="12pt"/>
    </style:style>
    <style:style style:name="P65" style:family="paragraph" style:parent-style-name="Text_20_body" style:list-style-name="L38">
      <style:text-properties officeooo:rsid="002051e3" style:font-size-asian="12pt"/>
    </style:style>
    <style:style style:name="P66" style:family="paragraph" style:parent-style-name="Text_20_body" style:list-style-name="L39">
      <style:text-properties officeooo:rsid="002051e3" style:font-size-asian="12pt"/>
    </style:style>
    <style:style style:name="P67" style:family="paragraph" style:parent-style-name="Text_20_body" style:list-style-name="L40">
      <style:paragraph-properties fo:margin-top="0cm" fo:margin-bottom="0cm" style:contextual-spacing="false"/>
      <style:text-properties officeooo:rsid="002051e3" style:font-size-asian="12pt"/>
    </style:style>
    <style:style style:name="P68" style:family="paragraph" style:parent-style-name="Text_20_body" style:list-style-name="L40">
      <style:text-properties officeooo:rsid="002051e3" style:font-size-asian="12pt"/>
    </style:style>
    <style:style style:name="P69" style:family="paragraph" style:parent-style-name="Text_20_body" style:list-style-name="L41">
      <style:text-properties officeooo:rsid="002051e3" style:font-size-asian="12pt"/>
    </style:style>
    <style:style style:name="P70" style:family="paragraph" style:parent-style-name="Text_20_body" style:list-style-name="L42">
      <style:paragraph-properties fo:margin-top="0cm" fo:margin-bottom="0cm" style:contextual-spacing="false"/>
      <style:text-properties officeooo:rsid="002051e3" style:font-size-asian="12pt"/>
    </style:style>
    <style:style style:name="P71" style:family="paragraph" style:parent-style-name="Text_20_body" style:list-style-name="L42">
      <style:text-properties officeooo:rsid="002051e3" style:font-size-asian="12pt"/>
    </style:style>
    <style:style style:name="P72" style:family="paragraph" style:parent-style-name="Text_20_body" style:list-style-name="L43">
      <style:text-properties officeooo:rsid="002051e3" style:font-size-asian="12pt"/>
    </style:style>
    <style:style style:name="P73" style:family="paragraph" style:parent-style-name="Text_20_body" style:list-style-name="L44">
      <style:paragraph-properties fo:margin-top="0cm" fo:margin-bottom="0cm" style:contextual-spacing="false"/>
      <style:text-properties officeooo:rsid="002051e3" style:font-size-asian="12pt"/>
    </style:style>
    <style:style style:name="P74" style:family="paragraph" style:parent-style-name="Text_20_body" style:list-style-name="L44">
      <style:text-properties officeooo:rsid="002051e3" style:font-size-asian="12pt"/>
    </style:style>
    <style:style style:name="P75" style:family="paragraph" style:parent-style-name="Text_20_body" style:list-style-name="L45">
      <style:paragraph-properties fo:margin-top="0cm" fo:margin-bottom="0cm" style:contextual-spacing="false"/>
      <style:text-properties officeooo:rsid="002051e3" style:font-size-asian="12pt"/>
    </style:style>
    <style:style style:name="P76" style:family="paragraph" style:parent-style-name="Text_20_body" style:list-style-name="L45">
      <style:text-properties officeooo:rsid="002051e3" style:font-size-asian="12pt"/>
    </style:style>
    <style:style style:name="P77" style:family="paragraph" style:parent-style-name="Text_20_body" style:list-style-name="L46">
      <style:paragraph-properties fo:margin-top="0cm" fo:margin-bottom="0cm" style:contextual-spacing="false"/>
      <style:text-properties officeooo:rsid="002051e3" style:font-size-asian="12pt"/>
    </style:style>
    <style:style style:name="P78" style:family="paragraph" style:parent-style-name="Text_20_body" style:list-style-name="L46">
      <style:text-properties officeooo:rsid="002051e3" style:font-size-asian="12pt"/>
    </style:style>
    <style:style style:name="P79" style:family="paragraph" style:parent-style-name="Text_20_body" style:list-style-name="L47">
      <style:text-properties officeooo:rsid="002051e3" style:font-size-asian="12pt"/>
    </style:style>
    <style:style style:name="P80" style:family="paragraph" style:parent-style-name="Text_20_body" style:list-style-name="L48">
      <style:paragraph-properties fo:margin-top="0cm" fo:margin-bottom="0cm" style:contextual-spacing="false"/>
      <style:text-properties officeooo:rsid="002051e3" style:font-size-asian="12pt"/>
    </style:style>
    <style:style style:name="P81" style:family="paragraph" style:parent-style-name="Text_20_body" style:list-style-name="L48">
      <style:text-properties officeooo:rsid="002051e3" style:font-size-asian="12pt"/>
    </style:style>
    <style:style style:name="P82" style:family="paragraph" style:parent-style-name="Text_20_body" style:list-style-name="L49">
      <style:paragraph-properties fo:margin-top="0cm" fo:margin-bottom="0cm" style:contextual-spacing="false"/>
      <style:text-properties officeooo:rsid="002051e3" style:font-size-asian="12pt"/>
    </style:style>
    <style:style style:name="P83" style:family="paragraph" style:parent-style-name="Text_20_body" style:list-style-name="L49">
      <style:text-properties officeooo:rsid="002051e3" style:font-size-asian="12pt"/>
    </style:style>
    <style:style style:name="P84" style:family="paragraph" style:parent-style-name="Text_20_body" style:list-style-name="L50">
      <style:text-properties officeooo:rsid="002051e3" style:font-size-asian="12pt"/>
    </style:style>
    <style:style style:name="P85" style:family="paragraph" style:parent-style-name="Text_20_body" style:list-style-name="L51">
      <style:paragraph-properties fo:margin-top="0cm" fo:margin-bottom="0cm" style:contextual-spacing="false"/>
      <style:text-properties officeooo:rsid="002051e3" style:font-size-asian="12pt"/>
    </style:style>
    <style:style style:name="P86" style:family="paragraph" style:parent-style-name="Text_20_body" style:list-style-name="L51">
      <style:text-properties officeooo:rsid="002051e3" style:font-size-asian="12pt"/>
    </style:style>
    <style:style style:name="P87" style:family="paragraph" style:parent-style-name="Heading_20_1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88" style:family="paragraph" style:parent-style-name="Text_20_body" style:list-style-name="L52">
      <style:paragraph-properties fo:margin-top="0cm" fo:margin-bottom="0cm" style:contextual-spacing="false"/>
      <style:text-properties officeooo:rsid="002051e3" style:font-size-asian="12pt"/>
    </style:style>
    <style:style style:name="P89" style:family="paragraph" style:parent-style-name="Text_20_body" style:list-style-name="L52">
      <style:text-properties officeooo:rsid="002051e3" style:font-size-asian="12pt"/>
    </style:style>
    <style:style style:name="P90" style:family="paragraph" style:parent-style-name="Quotations">
      <style:text-properties officeooo:rsid="002051e3" style:font-size-asian="12pt"/>
    </style:style>
    <style:style style:name="P91" style:family="paragraph" style:parent-style-name="Standard">
      <style:paragraph-properties fo:text-align="left" style:justify-single-word="false" style:writing-mode="rl-tb" style:writing-mode-automatic="false"/>
      <style:text-properties fo:font-size="12pt" fo:font-weight="normal" officeooo:rsid="002051e3" officeooo:paragraph-rsid="002051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ve Coading Coach</text:p>
      <text:p text:style-name="P2"/>
      <text:h text:style-name="P3" text:outline-level="1">🚀 Real-Time Competitive Coding Arena (Final Architecture)</text:h>
      <text:h text:style-name="P4" text:outline-level="2">📌 Overview</text:h>
      <text:p text:style-name="P5"><text:span text:style-name="T1">This project is a </text:span><text:span text:style-name="Strong_20_Emphasis"><text:span text:style-name="T1">real-time competitive coding platform</text:span></text:span><text:span text:style-name="T1"> where users can participate in short-duration coding sessions either individually or in multiplayer rooms. The system emphasizes </text:span><text:span text:style-name="Strong_20_Emphasis"><text:span text:style-name="T1">low latency, real-time updates, and secure code execution</text:span></text:span><text:span text:style-name="T1"> using containerization.</text:span></text:p>
      <text:p text:style-name="P5"><text:span text:style-name="T1">The platform is intentionally designed to be </text:span><text:span text:style-name="Strong_20_Emphasis"><text:span text:style-name="T1">minimal and session-based</text:span></text:span><text:span text:style-name="T1">, avoiding long-term data storage such as dashboards or submission history. All gameplay data exists temporarily and is managed efficiently using Redis.</text:span></text:p>
      <text:p text:style-name="P6"/>
      <text:h text:style-name="P4" text:outline-level="2">🎯 Core Features</text:h>
      <text:h text:style-name="P7" text:outline-level="3">1. Authentication System</text:h>
      <text:list text:style-name="L1">
        <text:list-item>
          <text:p text:style-name="P8">Users register and log in using email and password</text:p>
        </text:list-item>
        <text:list-item>
          <text:p text:style-name="P8">JWT-based authentication</text:p>
        </text:list-item>
        <text:list-item>
          <text:p text:style-name="P8">Only persistent data stored in MongoDB</text:p>
        </text:list-item>
      </text:list>
      <text:p text:style-name="P6"/>
      <text:h text:style-name="P7" text:outline-level="3">2. Home Flow</text:h>
      <text:p text:style-name="P5">After login, users are presented with:</text:p>
      <text:list text:style-name="L2">
        <text:list-item>
          <text:p text:style-name="P9"><text:span text:style-name="Strong_20_Emphasis"><text:span text:style-name="T1">Play Solo</text:span></text:span></text:p>
        </text:list-item>
        <text:list-item>
          <text:p text:style-name="P9"><text:span text:style-name="Strong_20_Emphasis"><text:span text:style-name="T1">Create Room</text:span></text:span></text:p>
        </text:list-item>
      </text:list>
      <text:p text:style-name="P6"/>
      <text:h text:style-name="P7" text:outline-level="3">3. Solo Mode</text:h>
      <text:list text:style-name="L3">
        <text:list-item>
          <text:p text:style-name="P10"><text:span text:style-name="T1">Starts a </text:span><text:span text:style-name="Strong_20_Emphasis"><text:span text:style-name="T1">30-minute session</text:span></text:span></text:p>
        </text:list-item>
        <text:list-item>
          <text:p text:style-name="P11">Questions are dynamically generated using Google Gemini</text:p>
        </text:list-item>
        <text:list-item>
          <text:p text:style-name="P11">Questions are stored temporarily in Redis</text:p>
        </text:list-item>
        <text:list-item>
          <text:p text:style-name="P11">User submits C++ code solutions</text:p>
        </text:list-item>
        <text:list-item>
          <text:p text:style-name="P11"><text:soft-page-break/>Code is executed securely using Docker containers</text:p>
        </text:list-item>
        <text:list-item>
          <text:p text:style-name="P11">At the end of the session → user is redirected to a result page</text:p>
        </text:list-item>
      </text:list>
      <text:p text:style-name="P6"/>
      <text:h text:style-name="P7" text:outline-level="3">4. Room Mode (Multiplayer)</text:h>
      <text:list text:style-name="L4">
        <text:list-item>
          <text:p text:style-name="P12"><text:span text:style-name="T1">User creates a room → receives </text:span><text:span text:style-name="Source_20_Text"><text:span text:style-name="T1">room_id</text:span></text:span></text:p>
        </text:list-item>
        <text:list-item>
          <text:p text:style-name="P12"><text:span text:style-name="T1">Other users join via </text:span><text:span text:style-name="Source_20_Text"><text:span text:style-name="T1">room_id</text:span></text:span></text:p>
        </text:list-item>
        <text:list-item>
          <text:p text:style-name="P13">Shared 30-minute session begins</text:p>
        </text:list-item>
        <text:list-item>
          <text:p text:style-name="P13">All participants receive identical questions</text:p>
        </text:list-item>
        <text:list-item>
          <text:p text:style-name="P13">Submissions are evaluated independently</text:p>
        </text:list-item>
        <text:list-item>
          <text:p text:style-name="P13">Real-time leaderboard updates via WebSockets</text:p>
        </text:list-item>
      </text:list>
      <text:p text:style-name="P6"/>
      <text:h text:style-name="P7" text:outline-level="3">5. Result System</text:h>
      <text:h text:style-name="P14" text:outline-level="4">Solo:</text:h>
      <text:list text:style-name="L5">
        <text:list-item>
          <text:p text:style-name="P15">Total problems solved</text:p>
        </text:list-item>
        <text:list-item>
          <text:p text:style-name="P15">Total submissions</text:p>
        </text:list-item>
        <text:list-item>
          <text:p text:style-name="P15">Accuracy</text:p>
        </text:list-item>
        <text:list-item>
          <text:p text:style-name="P15">Time taken</text:p>
        </text:list-item>
      </text:list>
      <text:h text:style-name="P14" text:outline-level="4">Room:</text:h>
      <text:list text:style-name="L6">
        <text:list-item>
          <text:p text:style-name="P16">Leaderboard (rank, score, time)</text:p>
        </text:list-item>
        <text:list-item>
          <text:p text:style-name="P16">Player comparison</text:p>
        </text:list-item>
      </text:list>
      <text:p text:style-name="P17"/>
      <text:h text:style-name="P4" text:outline-level="2">🧠 System Design Principles</text:h>
      <text:list text:style-name="L7">
        <text:list-item>
          <text:p text:style-name="P18">Session-based architecture (no long-term gameplay storage)</text:p>
        </text:list-item>
        <text:list-item>
          <text:p text:style-name="P18">Real-time updates using WebSockets</text:p>
        </text:list-item>
        <text:list-item>
          <text:p text:style-name="P18">Fast in-memory data handling via Redis</text:p>
        </text:list-item>
        <text:list-item>
          <text:p text:style-name="P18">Secure and isolated code execution using Docker</text:p>
        </text:list-item>
        <text:list-item>
          <text:p text:style-name="P18">Minimal but scalable design</text:p>
        </text:list-item>
      </text:list>
      <text:p text:style-name="P6"><text:soft-page-break/></text:p>
      <text:h text:style-name="P4" text:outline-level="2">🧱 Tech Stack</text:h>
      <text:h text:style-name="P7" text:outline-level="3">Frontend</text:h>
      <text:list text:style-name="L8">
        <text:list-item>
          <text:p text:style-name="P19">React (Vite)</text:p>
        </text:list-item>
        <text:list-item>
          <text:p text:style-name="P19">Communicates with backend via REST APIs + WebSockets</text:p>
        </text:list-item>
      </text:list>
      <text:p text:style-name="P6"/>
      <text:h text:style-name="P7" text:outline-level="3">Backend</text:h>
      <text:list text:style-name="L9">
        <text:list-item>
          <text:p text:style-name="P20">Python + FastAPI</text:p>
        </text:list-item>
        <text:list-item>
          <text:p text:style-name="P20">Responsibilities:</text:p>
          <text:list>
            <text:list-item>
              <text:p text:style-name="P20">Authentication</text:p>
            </text:list-item>
            <text:list-item>
              <text:p text:style-name="P20">Game/session orchestration</text:p>
            </text:list-item>
            <text:list-item>
              <text:p text:style-name="P20">Room management</text:p>
            </text:list-item>
            <text:list-item>
              <text:p text:style-name="P20">WebSocket handling</text:p>
            </text:list-item>
            <text:list-item>
              <text:p text:style-name="P20">Task delegation</text:p>
            </text:list-item>
          </text:list>
        </text:list-item>
      </text:list>
      <text:p text:style-name="P6"/>
      <text:h text:style-name="P7" text:outline-level="3">Database</text:h>
      <text:list text:style-name="L10">
        <text:list-item>
          <text:p text:style-name="P21">MongoDB (Dockerized)</text:p>
        </text:list-item>
        <text:list-item>
          <text:p text:style-name="P21">Stores only:</text:p>
          <text:list>
            <text:list-item>
              <text:p text:style-name="P21">user credentials (email, password hash)</text:p>
            </text:list-item>
          </text:list>
        </text:list-item>
      </text:list>
      <text:p text:style-name="P6"/>
      <text:h text:style-name="P7" text:outline-level="3">In-Memory Data Layer</text:h>
      <text:list text:style-name="L11">
        <text:list-item>
          <text:p text:style-name="P22">Redis</text:p>
        </text:list-item>
        <text:list-item>
          <text:p text:style-name="P22">Used for:</text:p>
          <text:list>
            <text:list-item>
              <text:p text:style-name="P22">active game sessions</text:p>
            </text:list-item>
            <text:list-item>
              <text:p text:style-name="P22">room state</text:p>
            </text:list-item>
            <text:list-item>
              <text:p text:style-name="P22">leaderboard ranking (sorted sets)</text:p>
            </text:list-item>
            <text:list-item>
              <text:p text:style-name="P22">pub/sub for WebSocket updates</text:p>
            </text:list-item>
            <text:list-item>
              <text:p text:style-name="P22"><text:soft-page-break/>background job queue (Celery/RQ broker)</text:p>
            </text:list-item>
          </text:list>
        </text:list-item>
      </text:list>
      <text:p text:style-name="P6"/>
      <text:h text:style-name="P7" text:outline-level="3">Code Execution Engine</text:h>
      <text:list text:style-name="L12">
        <text:list-item>
          <text:p text:style-name="P23">Docker-based sandbox</text:p>
        </text:list-item>
        <text:list-item>
          <text:p text:style-name="P24"><text:span text:style-name="T1">Language: </text:span><text:span text:style-name="Strong_20_Emphasis"><text:span text:style-name="T1">C++ only</text:span></text:span></text:p>
        </text:list-item>
        <text:list-item>
          <text:p text:style-name="P23">Each submission:</text:p>
          <text:list>
            <text:list-item>
              <text:p text:style-name="P24"><text:span text:style-name="T1">compiled using </text:span><text:span text:style-name="Source_20_Text"><text:span text:style-name="T1">g++</text:span></text:span></text:p>
            </text:list-item>
            <text:list-item>
              <text:p text:style-name="P23">executed in isolated container</text:p>
            </text:list-item>
            <text:list-item>
              <text:p text:style-name="P23">resource-limited (CPU, memory, timeout)</text:p>
            </text:list-item>
          </text:list>
        </text:list-item>
      </text:list>
      <text:p text:style-name="P6"/>
      <text:h text:style-name="P7" text:outline-level="3">Async Processing</text:h>
      <text:list text:style-name="L13">
        <text:list-item>
          <text:p text:style-name="P25">Celery or RQ (with Redis)</text:p>
        </text:list-item>
        <text:list-item>
          <text:p text:style-name="P25">Handles:</text:p>
          <text:list>
            <text:list-item>
              <text:p text:style-name="P25">code execution</text:p>
            </text:list-item>
            <text:list-item>
              <text:p text:style-name="P25">result evaluation</text:p>
            </text:list-item>
          </text:list>
        </text:list-item>
        <text:list-item>
          <text:p text:style-name="P25">Prevents blocking FastAPI</text:p>
        </text:list-item>
      </text:list>
      <text:p text:style-name="P6"/>
      <text:h text:style-name="P7" text:outline-level="3">Real-Time Layer</text:h>
      <text:list text:style-name="L14">
        <text:list-item>
          <text:p text:style-name="P26">WebSockets (FastAPI)</text:p>
        </text:list-item>
        <text:list-item>
          <text:p text:style-name="P26">Used for:</text:p>
          <text:list>
            <text:list-item>
              <text:p text:style-name="P26">live leaderboard updates</text:p>
            </text:list-item>
            <text:list-item>
              <text:p text:style-name="P26">room synchronization</text:p>
            </text:list-item>
          </text:list>
        </text:list-item>
      </text:list>
      <text:p text:style-name="P17"/>
      <text:h text:style-name="P7" text:outline-level="3">DevOps</text:h>
      <text:list text:style-name="L15">
        <text:list-item>
          <text:p text:style-name="P27">Docker + Docker Compose</text:p>
        </text:list-item>
        <text:list-item>
          <text:p text:style-name="P27">Services:</text:p>
          <text:list>
            <text:list-item>
              <text:p text:style-name="P27">frontend</text:p>
            </text:list-item>
            <text:list-item>
              <text:p text:style-name="P27"><text:soft-page-break/>backend</text:p>
            </text:list-item>
            <text:list-item>
              <text:p text:style-name="P27">worker</text:p>
            </text:list-item>
            <text:list-item>
              <text:p text:style-name="P27">MongoDB</text:p>
            </text:list-item>
            <text:list-item>
              <text:p text:style-name="P27">Redis</text:p>
            </text:list-item>
          </text:list>
        </text:list-item>
      </text:list>
      <text:p text:style-name="P6"/>
      <text:h text:style-name="P4" text:outline-level="2">🐳 Execution Flow (Critical Path)</text:h>
      <text:h text:style-name="P7" text:outline-level="3">Code Submission Flow:</text:h>
      <text:list text:style-name="L16">
        <text:list-item>
          <text:p text:style-name="P28">User submits code</text:p>
        </text:list-item>
        <text:list-item>
          <text:p text:style-name="P28">FastAPI receives request</text:p>
        </text:list-item>
        <text:list-item>
          <text:p text:style-name="P28">Task pushed to Redis queue</text:p>
        </text:list-item>
        <text:list-item>
          <text:p text:style-name="P28">Worker picks task</text:p>
        </text:list-item>
        <text:list-item>
          <text:p text:style-name="P28">Worker:</text:p>
          <text:list>
            <text:list-item>
              <text:p text:style-name="P28">runs Docker container</text:p>
            </text:list-item>
            <text:list-item>
              <text:p text:style-name="P28">compiles + executes C++ code</text:p>
            </text:list-item>
            <text:list-item>
              <text:p text:style-name="P28">evaluates output</text:p>
            </text:list-item>
          </text:list>
        </text:list-item>
        <text:list-item>
          <text:p text:style-name="P28">Result stored in Redis</text:p>
        </text:list-item>
        <text:list-item>
          <text:p text:style-name="P28">Redis publishes update</text:p>
        </text:list-item>
        <text:list-item>
          <text:p text:style-name="P28">WebSocket pushes update to clients</text:p>
        </text:list-item>
      </text:list>
      <text:p text:style-name="P6"/>
      <text:h text:style-name="P4" text:outline-level="2">📡 Redis Data Design</text:h>
      <text:h text:style-name="P7" text:outline-level="3">Game Session</text:h>
      <text:list text:style-name="L17">
        <text:list-item>
          <text:p text:style-name="P29"><text:span text:style-name="Source_20_Text"><text:span text:style-name="T1">game:{game_id}</text:span></text:span></text:p>
          <text:list>
            <text:list-item>
              <text:p text:style-name="P30">user_id</text:p>
            </text:list-item>
            <text:list-item>
              <text:p text:style-name="P30">start_time</text:p>
            </text:list-item>
            <text:list-item>
              <text:p text:style-name="P30">end_time</text:p>
            </text:list-item>
            <text:list-item>
              <text:p text:style-name="P30">score</text:p>
            </text:list-item>
          </text:list>
        </text:list-item>
      </text:list>
      <text:p text:style-name="P17"/>
      <text:h text:style-name="P7" text:outline-level="3"><text:soft-page-break/>Room</text:h>
      <text:list text:style-name="L18">
        <text:list-item>
          <text:p text:style-name="P31"><text:span text:style-name="Source_20_Text"><text:span text:style-name="T1">room:{room_id}</text:span></text:span></text:p>
          <text:list>
            <text:list-item>
              <text:p text:style-name="P32">players[]</text:p>
            </text:list-item>
            <text:list-item>
              <text:p text:style-name="P32">start_time</text:p>
            </text:list-item>
            <text:list-item>
              <text:p text:style-name="P32">end_time</text:p>
            </text:list-item>
          </text:list>
        </text:list-item>
      </text:list>
      <text:p text:style-name="P6"/>
      <text:h text:style-name="P7" text:outline-level="3">Leaderboard</text:h>
      <text:list text:style-name="L19">
        <text:list-item>
          <text:p text:style-name="P33"><text:span text:style-name="Source_20_Text">room:{room_id}:leaderboard</text:span> (sorted set)</text:p>
          <text:list>
            <text:list-item>
              <text:p text:style-name="P34">score → user_id</text:p>
            </text:list-item>
          </text:list>
        </text:list-item>
      </text:list>
      <text:p text:style-name="P6"/>
      <text:h text:style-name="P7" text:outline-level="3">Expiry</text:h>
      <text:list text:style-name="L20">
        <text:list-item>
          <text:p text:style-name="P35">All keys use TTL (e.g., 1800 seconds)</text:p>
        </text:list-item>
        <text:list-item>
          <text:p text:style-name="P35">Ensures automatic cleanup after session</text:p>
        </text:list-item>
      </text:list>
      <text:p text:style-name="P6"/>
      <text:h text:style-name="P4" text:outline-level="2">⚙️ API Endpoints</text:h>
      <text:h text:style-name="P7" text:outline-level="3">Auth</text:h>
      <text:list text:style-name="L21">
        <text:list-item>
          <text:p text:style-name="P36"><text:span text:style-name="Source_20_Text"><text:span text:style-name="T1">POST /auth/register</text:span></text:span></text:p>
        </text:list-item>
        <text:list-item>
          <text:p text:style-name="P36"><text:span text:style-name="Source_20_Text"><text:span text:style-name="T1">POST /auth/login</text:span></text:span></text:p>
        </text:list-item>
      </text:list>
      <text:p text:style-name="P6"/>
      <text:h text:style-name="P7" text:outline-level="3">Solo Mode</text:h>
      <text:list text:style-name="L22">
        <text:list-item>
          <text:p text:style-name="P37"><text:span text:style-name="Source_20_Text"><text:span text:style-name="T1">POST /game/start-solo</text:span></text:span></text:p>
        </text:list-item>
        <text:list-item>
          <text:p text:style-name="P37"><text:span text:style-name="Source_20_Text"><text:span text:style-name="T1">POST /game/submit</text:span></text:span></text:p>
        </text:list-item>
        <text:list-item>
          <text:p text:style-name="P37"><text:span text:style-name="Source_20_Text"><text:span text:style-name="T1">GET /game/result/{game_id}</text:span></text:span></text:p>
        </text:list-item>
      </text:list>
      <text:p text:style-name="P17"/>
      <text:h text:style-name="P7" text:outline-level="3">Room Mode</text:h>
      <text:list text:style-name="L23">
        <text:list-item>
          <text:p text:style-name="P38"><text:span text:style-name="Source_20_Text"><text:span text:style-name="T1">POST /room/create</text:span></text:span></text:p>
        </text:list-item>
        <text:list-item>
          <text:p text:style-name="P38"><text:span text:style-name="Source_20_Text"><text:span text:style-name="T1">POST /room/join</text:span></text:span></text:p>
        </text:list-item>
        <text:list-item>
          <text:p text:style-name="P38"><text:soft-page-break/><text:span text:style-name="Source_20_Text"><text:span text:style-name="T1">POST /room/submit</text:span></text:span></text:p>
        </text:list-item>
        <text:list-item>
          <text:p text:style-name="P38"><text:span text:style-name="Source_20_Text"><text:span text:style-name="T1">GET /room/result/{room_id}</text:span></text:span></text:p>
        </text:list-item>
      </text:list>
      <text:p text:style-name="P17"/>
      <text:h text:style-name="P4" text:outline-level="2">🔌 WebSocket Endpoints</text:h>
      <text:list text:style-name="L24">
        <text:list-item>
          <text:p text:style-name="P39"><text:span text:style-name="Source_20_Text"><text:span text:style-name="T1">/ws/room/{room_id}</text:span></text:span></text:p>
        </text:list-item>
        <text:list-item>
          <text:p text:style-name="P39"><text:span text:style-name="Source_20_Text"><text:span text:style-name="T1">/ws/game/{game_id}</text:span></text:span></text:p>
        </text:list-item>
      </text:list>
      <text:p text:style-name="P5">Used for:</text:p>
      <text:list text:style-name="L25">
        <text:list-item>
          <text:p text:style-name="P40">leaderboard updates</text:p>
        </text:list-item>
        <text:list-item>
          <text:p text:style-name="P40">submission results</text:p>
        </text:list-item>
      </text:list>
      <text:p text:style-name="P17"/>
      <text:h text:style-name="P4" text:outline-level="2">⚠️ Code Execution Constraints</text:h>
      <text:list text:style-name="L26">
        <text:list-item>
          <text:p text:style-name="P41">Memory limit (e.g., 128MB)</text:p>
        </text:list-item>
        <text:list-item>
          <text:p text:style-name="P41">CPU limit (e.g., 0.5 cores)</text:p>
        </text:list-item>
        <text:list-item>
          <text:p text:style-name="P41">Timeout (e.g., 2 seconds)</text:p>
        </text:list-item>
        <text:list-item>
          <text:p text:style-name="P41">No network access</text:p>
        </text:list-item>
        <text:list-item>
          <text:p text:style-name="P41">Auto-destroy container after execution</text:p>
        </text:list-item>
      </text:list>
      <text:p text:style-name="P6"/>
      <text:h text:style-name="P4" text:outline-level="2">🧪 Observability</text:h>
      <text:list text:style-name="L27">
        <text:list-item>
          <text:p text:style-name="P42">Logging using Python logging module</text:p>
        </text:list-item>
        <text:list-item>
          <text:p text:style-name="P42">Tracks:</text:p>
          <text:list>
            <text:list-item>
              <text:p text:style-name="P42">API requests</text:p>
            </text:list-item>
            <text:list-item>
              <text:p text:style-name="P42">submissions</text:p>
            </text:list-item>
            <text:list-item>
              <text:p text:style-name="P42">execution results</text:p>
            </text:list-item>
            <text:list-item>
              <text:p text:style-name="P42">errors</text:p>
            </text:list-item>
          </text:list>
        </text:list-item>
      </text:list>
      <text:p text:style-name="P17"/>
      <text:h text:style-name="P4" text:outline-level="2">🚫 Out of Scope</text:h>
      <text:list text:style-name="L28">
        <text:list-item>
          <text:p text:style-name="P43">No dashboards</text:p>
        </text:list-item>
        <text:list-item>
          <text:p text:style-name="P43"><text:soft-page-break/>No submission history</text:p>
        </text:list-item>
        <text:list-item>
          <text:p text:style-name="P43">No multi-language support</text:p>
        </text:list-item>
        <text:list-item>
          <text:p text:style-name="P43">No chat system</text:p>
        </text:list-item>
        <text:list-item>
          <text:p text:style-name="P43">No long-term analytics</text:p>
        </text:list-item>
      </text:list>
      <text:p text:style-name="P6"/>
      <text:h text:style-name="P4" text:outline-level="2">💎 Project Goal</text:h>
      <text:p text:style-name="P5">To build a <text:span text:style-name="Strong_20_Emphasis">production-style, real-time coding system</text:span> demonstrating:</text:p>
      <text:list text:style-name="L29">
        <text:list-item>
          <text:p text:style-name="P44">containerized execution</text:p>
        </text:list-item>
        <text:list-item>
          <text:p text:style-name="P44">real-time communication</text:p>
        </text:list-item>
        <text:list-item>
          <text:p text:style-name="P44">async processing</text:p>
        </text:list-item>
        <text:list-item>
          <text:p text:style-name="P44">efficient state management using Redis</text:p>
        </text:list-item>
        <text:list-item>
          <text:p text:style-name="P44">clean and minimal backend architecture</text:p>
        </text:list-item>
      </text:list>
      <text:p text:style-name="P45"/>
      <text:p text:style-name="P45"/>
      <text:p text:style-name="P46">Building Phase</text:p>
      <text:p text:style-name="P46"/>
      <text:h text:style-name="P47" text:outline-level="2">🔹 Phase 0: Project Setup (Foundation)</text:h>
      <text:p text:style-name="P48"><text:span text:style-name="Strong_20_Emphasis">Goal:</text:span> Everything runs locally via Docker</text:p>
      <text:h text:style-name="P49" text:outline-level="3">Tasks:</text:h>
      <text:list text:style-name="L30">
        <text:list-item>
          <text:p text:style-name="P50">Setup <text:span text:style-name="Strong_20_Emphasis">Docker Compose</text:span> </text:p>
          <text:list>
            <text:list-item>
              <text:p text:style-name="P50">backend (FastAPI) </text:p>
            </text:list-item>
            <text:list-item>
              <text:p text:style-name="P50">frontend (React) </text:p>
            </text:list-item>
            <text:list-item>
              <text:p text:style-name="P50">MongoDB </text:p>
            </text:list-item>
            <text:list-item>
              <text:p text:style-name="P50">Redis </text:p>
            </text:list-item>
          </text:list>
        </text:list-item>
        <text:list-item>
          <text:p text:style-name="P50">Verify: </text:p>
          <text:list>
            <text:list-item>
              <text:p text:style-name="P50">backend runs on <text:span text:style-name="Source_20_Text">:8000</text:span> </text:p>
            </text:list-item>
            <text:list-item>
              <text:p text:style-name="P50">frontend runs on <text:span text:style-name="Source_20_Text">:5173</text:span> </text:p>
            </text:list-item>
            <text:list-item>
              <text:p text:style-name="P51">Mongo + Redis accessible </text:p>
            </text:list-item>
          </text:list>
        </text:list-item>
      </text:list>
      <text:p text:style-name="P48">👉 No features yet. Just environment.</text:p>
      <text:p text:style-name="P52"/>
      <text:h text:style-name="P53" text:outline-level="2"><text:soft-page-break/>🔹 Phase 1: Authentication System</text:h>
      <text:p text:style-name="P48"><text:span text:style-name="Strong_20_Emphasis">Goal:</text:span> Users can register + login</text:p>
      <text:h text:style-name="P49" text:outline-level="3">Backend:</text:h>
      <text:list text:style-name="L31">
        <text:list-item>
          <text:p text:style-name="P54"><text:span text:style-name="Source_20_Text">POST /auth/register</text:span> </text:p>
        </text:list-item>
        <text:list-item>
          <text:p text:style-name="P54"><text:span text:style-name="Source_20_Text">POST /auth/login</text:span> </text:p>
        </text:list-item>
        <text:list-item>
          <text:p text:style-name="P55">JWT generation </text:p>
        </text:list-item>
      </text:list>
      <text:h text:style-name="P49" text:outline-level="3">Database:</text:h>
      <text:list text:style-name="L32">
        <text:list-item>
          <text:p text:style-name="P56">store user in MongoDB </text:p>
        </text:list-item>
      </text:list>
      <text:h text:style-name="P49" text:outline-level="3">Frontend:</text:h>
      <text:list text:style-name="L33">
        <text:list-item>
          <text:p text:style-name="P57">login page (you already have it) </text:p>
        </text:list-item>
      </text:list>
      <text:p text:style-name="P48">👉 At this point:<text:line-break/>✔ Users can enter system</text:p>
      <text:p text:style-name="P52"/>
      <text:h text:style-name="P53" text:outline-level="2">🔹 Phase 2: Basic Game Flow (NO Docker, NO Redis yet)</text:h>
      <text:p text:style-name="P48"><text:span text:style-name="Strong_20_Emphasis">Goal:</text:span> Get gameplay logic working first</text:p>
      <text:h text:style-name="P49" text:outline-level="3">Backend:</text:h>
      <text:list text:style-name="L34">
        <text:list-item>
          <text:p text:style-name="P58"><text:span text:style-name="Source_20_Text">POST /game/start-solo</text:span> </text:p>
        </text:list-item>
        <text:list-item>
          <text:p text:style-name="P58">return: </text:p>
          <text:list>
            <text:list-item>
              <text:p text:style-name="P58">game_id </text:p>
            </text:list-item>
            <text:list-item>
              <text:p text:style-name="P58">dummy questions (hardcoded) </text:p>
            </text:list-item>
          </text:list>
        </text:list-item>
        <text:list-item>
          <text:p text:style-name="P58"><text:span text:style-name="Source_20_Text">POST /game/submit</text:span> </text:p>
        </text:list-item>
        <text:list-item>
          <text:p text:style-name="P59"><text:span text:style-name="Source_20_Text">GET /game/result</text:span> </text:p>
        </text:list-item>
      </text:list>
      <text:h text:style-name="P49" text:outline-level="3">Storage:</text:h>
      <text:list text:style-name="L35">
        <text:list-item>
          <text:p text:style-name="P60">use simple Python dictionary (temporary) </text:p>
        </text:list-item>
      </text:list>
      <text:p text:style-name="P48">👉 At this point:<text:line-break/>✔ End-to-end flow works (fake execution)</text:p>
      <text:p text:style-name="P52"/>
      <text:h text:style-name="P53" text:outline-level="2">🔹 Phase 3: Docker Code Execution (CORE)</text:h>
      <text:p text:style-name="P48"><text:span text:style-name="Strong_20_Emphasis">Goal:</text:span> Real code judging</text:p>
      <text:h text:style-name="P49" text:outline-level="3">Build:</text:h>
      <text:list text:style-name="L36">
        <text:list-item>
          <text:p text:style-name="P61">C++ Docker runner image </text:p>
        </text:list-item>
      </text:list>
      <text:h text:style-name="P49" text:outline-level="3"><text:soft-page-break/>Backend:</text:h>
      <text:list text:style-name="L37">
        <text:list-item>
          <text:p text:style-name="P62">On submission: </text:p>
          <text:list>
            <text:list-item>
              <text:p text:style-name="P62">write <text:span text:style-name="Source_20_Text">main.cpp</text:span> </text:p>
            </text:list-item>
            <text:list-item>
              <text:p text:style-name="P62">run container </text:p>
            </text:list-item>
            <text:list-item>
              <text:p text:style-name="P62">capture output </text:p>
            </text:list-item>
            <text:list-item>
              <text:p text:style-name="P63">compare result </text:p>
            </text:list-item>
          </text:list>
        </text:list-item>
      </text:list>
      <text:h text:style-name="P49" text:outline-level="3">Add:</text:h>
      <text:list text:style-name="L38">
        <text:list-item>
          <text:p text:style-name="P64">timeout handling </text:p>
        </text:list-item>
        <text:list-item>
          <text:p text:style-name="P65">memory limits </text:p>
        </text:list-item>
      </text:list>
      <text:p text:style-name="P48">👉 At this point:<text:line-break/>✔ You have a real <text:span text:style-name="Strong_20_Emphasis">judge system</text:span></text:p>
      <text:p text:style-name="P52"/>
      <text:h text:style-name="P53" text:outline-level="2">🔹 Phase 4: Redis Integration (replace memory)</text:h>
      <text:p text:style-name="P48"><text:span text:style-name="Strong_20_Emphasis">Goal:</text:span> Make system stable + scalable</text:p>
      <text:h text:style-name="P49" text:outline-level="3">Replace:</text:h>
      <text:list text:style-name="L39">
        <text:list-item>
          <text:p text:style-name="P66">Python dict → Redis </text:p>
        </text:list-item>
      </text:list>
      <text:h text:style-name="P49" text:outline-level="3">Implement:</text:h>
      <text:list text:style-name="L40">
        <text:list-item>
          <text:p text:style-name="P67">game state in Redis </text:p>
        </text:list-item>
        <text:list-item>
          <text:p text:style-name="P68">TTL (30 min auto expiry) </text:p>
        </text:list-item>
      </text:list>
      <text:p text:style-name="P48">👉 At this point:<text:line-break/>✔ System survives better + cleaner state</text:p>
      <text:p text:style-name="P52"/>
      <text:h text:style-name="P53" text:outline-level="2">🔹 Phase 5: Async Processing (IMPORTANT)</text:h>
      <text:p text:style-name="P48"><text:span text:style-name="Strong_20_Emphasis">Goal:</text:span> Don’t block API during execution</text:p>
      <text:h text:style-name="P49" text:outline-level="3">Add:</text:h>
      <text:list text:style-name="L41">
        <text:list-item>
          <text:p text:style-name="P69">Celery or RQ with Redis </text:p>
        </text:list-item>
      </text:list>
      <text:h text:style-name="P49" text:outline-level="3">Flow:</text:h>
      <text:list text:style-name="L42">
        <text:list-item>
          <text:p text:style-name="P70">API → push job </text:p>
        </text:list-item>
        <text:list-item>
          <text:p text:style-name="P70">Worker → run Docker </text:p>
        </text:list-item>
        <text:list-item>
          <text:p text:style-name="P71">Store result </text:p>
        </text:list-item>
      </text:list>
      <text:p text:style-name="P48">👉 At this point:<text:line-break/>✔ System feels scalable</text:p>
      <text:p text:style-name="P52"/>
      <text:h text:style-name="P53" text:outline-level="2"><text:soft-page-break/>🔹 Phase 6: WebSockets (Real-Time Layer)</text:h>
      <text:p text:style-name="P48"><text:span text:style-name="Strong_20_Emphasis">Goal:</text:span> Live updates</text:p>
      <text:h text:style-name="P49" text:outline-level="3">Add:</text:h>
      <text:list text:style-name="L43">
        <text:list-item>
          <text:p text:style-name="P72">FastAPI WebSocket endpoints </text:p>
        </text:list-item>
      </text:list>
      <text:h text:style-name="P49" text:outline-level="3">Use for:</text:h>
      <text:list text:style-name="L44">
        <text:list-item>
          <text:p text:style-name="P73">submission results </text:p>
        </text:list-item>
        <text:list-item>
          <text:p text:style-name="P74">leaderboard updates </text:p>
        </text:list-item>
      </text:list>
      <text:p text:style-name="P48">👉 At this point:<text:line-break/>✔ System feels <text:span text:style-name="Emphasis">alive</text:span></text:p>
      <text:p text:style-name="P52"/>
      <text:h text:style-name="P53" text:outline-level="2">🔹 Phase 7: Room System (Multiplayer)</text:h>
      <text:p text:style-name="P48"><text:span text:style-name="Strong_20_Emphasis">Goal:</text:span> Real competition</text:p>
      <text:h text:style-name="P49" text:outline-level="3">Backend:</text:h>
      <text:list text:style-name="L45">
        <text:list-item>
          <text:p text:style-name="P75">create room </text:p>
        </text:list-item>
        <text:list-item>
          <text:p text:style-name="P75">join room </text:p>
        </text:list-item>
        <text:list-item>
          <text:p text:style-name="P76">shared session </text:p>
        </text:list-item>
      </text:list>
      <text:h text:style-name="P49" text:outline-level="3">Redis:</text:h>
      <text:list text:style-name="L46">
        <text:list-item>
          <text:p text:style-name="P77">store players </text:p>
        </text:list-item>
        <text:list-item>
          <text:p text:style-name="P78">shared timer </text:p>
        </text:list-item>
      </text:list>
      <text:p text:style-name="P48">👉 At this point:<text:line-break/>✔ Multiplayer works</text:p>
      <text:p text:style-name="P52"/>
      <text:h text:style-name="P53" text:outline-level="2">🔹 Phase 8: Leaderboard System</text:h>
      <text:p text:style-name="P48"><text:span text:style-name="Strong_20_Emphasis">Goal:</text:span> Ranking</text:p>
      <text:h text:style-name="P49" text:outline-level="3">Redis:</text:h>
      <text:list text:style-name="L47">
        <text:list-item>
          <text:p text:style-name="P79">use <text:span text:style-name="Strong_20_Emphasis">sorted sets</text:span> </text:p>
        </text:list-item>
      </text:list>
      <text:h text:style-name="P49" text:outline-level="3">Logic:</text:h>
      <text:list text:style-name="L48">
        <text:list-item>
          <text:p text:style-name="P80">update score on correct submission </text:p>
        </text:list-item>
        <text:list-item>
          <text:p text:style-name="P81">fetch rankings </text:p>
        </text:list-item>
      </text:list>
      <text:p text:style-name="P48">👉 At this point:<text:line-break/>✔ Competitive element complete</text:p>
      <text:p text:style-name="P52"/>
      <text:h text:style-name="P53" text:outline-level="2"><text:soft-page-break/>🔹 Phase 9: Gemini Integration (AI Questions)</text:h>
      <text:p text:style-name="P48"><text:span text:style-name="Strong_20_Emphasis">Goal:</text:span> Dynamic problems</text:p>
      <text:h text:style-name="P49" text:outline-level="3">Integrate:</text:h>
      <text:p text:style-name="P48">Google Gemini</text:p>
      <text:h text:style-name="P49" text:outline-level="3">Flow:</text:h>
      <text:list text:style-name="L49">
        <text:list-item>
          <text:p text:style-name="P82">generate problem </text:p>
        </text:list-item>
        <text:list-item>
          <text:p text:style-name="P82">send to frontend </text:p>
        </text:list-item>
        <text:list-item>
          <text:p text:style-name="P83">store temporarily in Redis </text:p>
        </text:list-item>
      </text:list>
      <text:p text:style-name="P48">👉 At this point:<text:line-break/>✔ No hardcoded questions</text:p>
      <text:p text:style-name="P52"/>
      <text:h text:style-name="P53" text:outline-level="2">🔹 Phase 10: Rate Limiting</text:h>
      <text:p text:style-name="P48"><text:span text:style-name="Strong_20_Emphasis">Goal:</text:span> Prevent abuse</text:p>
      <text:h text:style-name="P49" text:outline-level="3">Apply:</text:h>
      <text:list text:style-name="L50">
        <text:list-item>
          <text:p text:style-name="P84">submission endpoint </text:p>
        </text:list-item>
      </text:list>
      <text:p text:style-name="P48">👉 At this point:<text:line-break/>✔ More production-like</text:p>
      <text:p text:style-name="P52"/>
      <text:h text:style-name="P53" text:outline-level="2">🔹 Phase 11: Logging (Final polish)</text:h>
      <text:p text:style-name="P48"><text:span text:style-name="Strong_20_Emphasis">Goal:</text:span> Observability</text:p>
      <text:h text:style-name="P49" text:outline-level="3">Log:</text:h>
      <text:list text:style-name="L51">
        <text:list-item>
          <text:p text:style-name="P85">logins </text:p>
        </text:list-item>
        <text:list-item>
          <text:p text:style-name="P85">submissions </text:p>
        </text:list-item>
        <text:list-item>
          <text:p text:style-name="P85">execution results </text:p>
        </text:list-item>
        <text:list-item>
          <text:p text:style-name="P86">errors </text:p>
        </text:list-item>
      </text:list>
      <text:p text:style-name="P48">👉 At this point:<text:line-break/>✔ Debugging becomes easy</text:p>
      <text:p text:style-name="P52"/>
      <text:h text:style-name="P87" text:outline-level="1">🧠 Final Build Order (SUPER IMPORTANT)</text:h>
      <text:p text:style-name="P48">Follow THIS strictly:</text:p>
      <text:list text:style-name="L52">
        <text:list-item>
          <text:p text:style-name="P88">Setup </text:p>
        </text:list-item>
        <text:list-item>
          <text:p text:style-name="P88">Auth </text:p>
        </text:list-item>
        <text:list-item>
          <text:p text:style-name="P88">Basic game flow </text:p>
        </text:list-item>
        <text:list-item>
          <text:p text:style-name="P88"><text:soft-page-break/>Docker execution </text:p>
        </text:list-item>
        <text:list-item>
          <text:p text:style-name="P88">Redis </text:p>
        </text:list-item>
        <text:list-item>
          <text:p text:style-name="P88">Async worker </text:p>
        </text:list-item>
        <text:list-item>
          <text:p text:style-name="P88">WebSockets </text:p>
        </text:list-item>
        <text:list-item>
          <text:p text:style-name="P88">Rooms </text:p>
        </text:list-item>
        <text:list-item>
          <text:p text:style-name="P88">Leaderboard </text:p>
        </text:list-item>
        <text:list-item>
          <text:p text:style-name="P88">Gemini </text:p>
        </text:list-item>
        <text:list-item>
          <text:p text:style-name="P89">Rate limiting + logging </text:p>
        </text:list-item>
      </text:list>
      <text:p text:style-name="P52"/>
      <text:h text:style-name="P87" text:outline-level="1">😏 What this does for you</text:h>
      <text:p text:style-name="P48">Instead of:</text:p>
      <text:p text:style-name="P90">overwhelmed + stuck</text:p>
      <text:p text:style-name="P48">You get:</text:p>
      <text:p text:style-name="P90">working system at EVERY step</text:p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08:33:34.056214000</meta:creation-date>
    <dc:date>2026-04-18T09:19:29.437133500</dc:date>
    <meta:editing-duration>PT8S</meta:editing-duration>
    <meta:editing-cycles>1</meta:editing-cycles>
    <meta:document-statistic meta:table-count="0" meta:image-count="0" meta:object-count="0" meta:page-count="13" meta:paragraph-count="303" meta:word-count="1202" meta:character-count="6971" meta:non-whitespace-character-count="6199"/>
    <meta:generator>LibreOffice/26.2.0.3$Windows_X86_64 LibreOffice_project/620$Build-3</meta:generator>
  </office:meta>
</office:document-meta>
</file>